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7,599,700,09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6,242,916,915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5,141,758,566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4,953,950,557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7,627,003,454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7,189,551,521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6,488,403,076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5,107,441,446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2,243,505,582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0,766,836,276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2,795,076,469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0,172,882,370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,745,394,293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410,823,633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,125,365,192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,991,284,895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,395,728,013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219,488,663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057,475,288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,800,026,339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,613,498,174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,510,520,231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094,935,18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7:56:53.4317537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28:30.048675082</dc:date>
    <meta:editing-duration>PT2H20M42S</meta:editing-duration>
    <meta:editing-cycles>63</meta:editing-cycles>
    <meta:generator>LibreOffice/7.2.6.2$Linux_X86_64 LibreOffice_project/20$Build-2</meta:generator>
    <meta:document-statistic meta:table-count="1" meta:cell-count="48" meta:object-count="0"/>
  </office:meta>
</office:document-meta>
</file>